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06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12" table:default-cell-style-name="ce2"/>
        <table:table-row table:style-name="ro1">
          <table:table-cell office:value-type="string" calcext:value-type="string">
            <text:p>Station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January</text:p>
          </table:table-cell>
          <table:table-cell table:style-name="ce1" office:value-type="string" calcext:value-type="string">
            <text:p>February</text:p>
          </table:table-cell>
          <table:table-cell table:style-name="ce1" office:value-type="string" calcext:value-type="string">
            <text:p>March</text:p>
          </table:table-cell>
          <table:table-cell table:style-name="ce1" office:value-type="string" calcext:value-type="string">
            <text:p>April</text:p>
          </table:table-cell>
          <table:table-cell table:style-name="ce1" office:value-type="string" calcext:value-type="string">
            <text:p>May</text:p>
          </table:table-cell>
          <table:table-cell table:style-name="ce1" office:value-type="string" calcext:value-type="string">
            <text:p>June</text:p>
          </table:table-cell>
          <table:table-cell table:style-name="ce1" office:value-type="string" calcext:value-type="string">
            <text:p>July</text:p>
          </table:table-cell>
          <table:table-cell table:style-name="ce1" office:value-type="string" calcext:value-type="string">
            <text:p>August</text:p>
          </table:table-cell>
          <table:table-cell table:style-name="ce1" office:value-type="string" calcext:value-type="string">
            <text:p>September</text:p>
          </table:table-cell>
          <table:table-cell table:style-name="ce1" office:value-type="string" calcext:value-type="string">
            <text:p>October</text:p>
          </table:table-cell>
          <table:table-cell table:style-name="ce1" office:value-type="string" calcext:value-type="string">
            <text:p>November</text:p>
          </table:table-cell>
          <table:table-cell table:style-name="ce1" office:value-type="string" calcext:value-type="string">
            <text:p>December</text:p>
          </table:table-cell>
        </table:table-row>
        <table:table-row table:style-name="ro1">
          <table:table-cell office:value-type="string" calcext:value-type="string">
            <text:p>Anand Vihar, Delhi - DPCC</text:p>
          </table:table-cell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nand Vihar, Delhi - DPCC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nand Vihar, Delhi - DPCC</text:p>
          </table:table-cell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nand Vihar, Delhi - DPCC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nand Vihar, Delhi - DPCC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nand Vihar, Delhi - DPCC</text:p>
          </table:table-cell>
          <table:table-cell office:value-type="float" office:value="2012" calcext:value-type="float">
            <text:p>2012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shok Vihar, Delhi - DPCC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A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ya Nagar, New Delhi - IMD</text:p>
          </table:table-cell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ya Nagar, New Delhi - IMD</text:p>
          </table:table-cell>
          <table:table-cell office:value-type="float" office:value="2017" calcext:value-type="float">
            <text:p>2017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ya Nagar, New Delhi - IMD</text:p>
          </table:table-cell>
          <table:table-cell office:value-type="float" office:value="2010" calcext:value-type="float">
            <text:p>201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awana, Delhi - DPCC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awana, Delhi - DPCC</text:p>
          </table:table-cell>
          <table:table-cell office:value-type="float" office:value="2008" calcext:value-type="float">
            <text:p>2008</text:p>
          </table:table-cell>
          <table:table-cell table:number-columns-repeated="1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awana, Delhi - DPCC</text:p>
          </table:table-cell>
          <table:table-cell office:value-type="float" office:value="2007" calcext:value-type="float">
            <text:p>2007</text:p>
          </table:table-cell>
          <table:table-cell table:number-columns-repeated="1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awana, Delhi - DPCC</text:p>
          </table:table-cell>
          <table:table-cell office:value-type="float" office:value="2006" calcext:value-type="float">
            <text:p>2006</text:p>
          </table:table-cell>
          <table:table-cell table:number-columns-repeated="1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urari Crossing, New Delhi - IMD</text:p>
          </table:table-cell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urari Crossing, New Delhi - IMD</text:p>
          </table:table-cell>
          <table:table-cell office:value-type="float" office:value="2017" calcext:value-type="float">
            <text:p>2017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urari Crossing, New Delhi - IMD</text:p>
          </table:table-cell>
          <table:table-cell office:value-type="float" office:value="2016" calcext:value-type="float">
            <text:p>2016</text:p>
          </table:table-cell>
          <table:table-cell table:number-columns-repeated="11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rari Crossing, New Delhi - IMD</text:p>
          </table:table-cell>
          <table:table-cell office:value-type="float" office:value="2014" calcext:value-type="float">
            <text:p>2014</text:p>
          </table:table-cell>
          <table:table-cell table:number-columns-repeated="11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ari Crossing, New Delhi - IMD</text:p>
          </table:table-cell>
          <table:table-cell office:value-type="float" office:value="2013" calcext:value-type="float">
            <text:p>2013</text:p>
          </table:table-cell>
          <table:table-cell table:number-columns-repeated="11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ari Crossing, New Delhi - IMD</text:p>
          </table:table-cell>
          <table:table-cell office:value-type="float" office:value="2012" calcext:value-type="float">
            <text:p>2012</text:p>
          </table:table-cell>
          <table:table-cell table:number-columns-repeated="8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urari Crossing, New Delhi - IMD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RI Mathura Road, New Delhi - IMD</text:p>
          </table:table-cell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RRI Mathura Road, New Delhi - IMD</text:p>
          </table:table-cell>
          <table:table-cell office:value-type="float" office:value="2017" calcext:value-type="float">
            <text:p>2017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RRI Mathura Road, New Delhi - IMD</text:p>
          </table:table-cell>
          <table:table-cell office:value-type="float" office:value="2016" calcext:value-type="float">
            <text:p>2016</text:p>
          </table:table-cell>
          <table:table-cell table:number-columns-repeated="11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RI Mathura Road, New Delhi - IMD</text:p>
          </table:table-cell>
          <table:table-cell office:value-type="float" office:value="2015" calcext:value-type="float">
            <text:p>2015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NA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RI Mathura Road, New Delhi - IMD</text:p>
          </table:table-cell>
          <table:table-cell office:value-type="float" office:value="2014" calcext:value-type="float">
            <text:p>2014</text:p>
          </table:table-cell>
          <table:table-cell table:number-columns-repeated="11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RI Mathura Road, New Delhi - IMD</text:p>
          </table:table-cell>
          <table:table-cell office:value-type="float" office:value="2013" calcext:value-type="float">
            <text:p>2013</text:p>
          </table:table-cell>
          <table:table-cell table:number-columns-repeated="11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RI Mathura Road, New Delhi - IMD</text:p>
          </table:table-cell>
          <table:table-cell office:value-type="float" office:value="2012" calcext:value-type="float">
            <text:p>2012</text:p>
          </table:table-cell>
          <table:table-cell table:number-columns-repeated="11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RI Mathura Road, New Delhi - IMD</text:p>
          </table:table-cell>
          <table:table-cell office:value-type="float" office:value="2011" calcext:value-type="float">
            <text:p>2011</text:p>
          </table:table-cell>
          <table:table-cell table:number-columns-repeated="11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RI Mathura Road, New Delhi - IMD</text:p>
          </table:table-cell>
          <table:table-cell office:value-type="float" office:value="2010" calcext:value-type="float">
            <text:p>2010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TU, New Delhi - CPCB</text:p>
          </table:table-cell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TU, New Delhi - CPCB</text:p>
          </table:table-cell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TU, New Delhi - CPCB</text:p>
          </table:table-cell>
          <table:table-cell office:value-type="float" office:value="2016" calcext:value-type="float">
            <text:p>2016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r. Karni Singh Shooting Range, Delhi - DPCC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A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warka-Sector 8, Delhi - DPCC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A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East Arjun Nagar, Delhi - CPC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GI Airport (T3), New Delhi - IMD</text:p>
          </table:table-cell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IGI Airport (T3), New Delhi - IMD</text:p>
          </table:table-cell>
          <table:table-cell office:value-type="float" office:value="2017" calcext:value-type="float">
            <text:p>2017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GI Airport (T3), New Delhi - IMD</text:p>
          </table:table-cell>
          <table:table-cell office:value-type="float" office:value="2016" calcext:value-type="float">
            <text:p>2016</text:p>
          </table:table-cell>
          <table:table-cell table:number-columns-repeated="11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GI Airport (T3), New Delhi - IMD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GI Airport (T3), New Delhi - IMD</text:p>
          </table:table-cell>
          <table:table-cell office:value-type="float" office:value="2014" calcext:value-type="float">
            <text:p>2014</text:p>
          </table:table-cell>
          <table:table-cell table:number-columns-repeated="11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GI Airport (T3), New Delhi - IMD</text:p>
          </table:table-cell>
          <table:table-cell office:value-type="float" office:value="2013" calcext:value-type="float">
            <text:p>2013</text:p>
          </table:table-cell>
          <table:table-cell table:number-columns-repeated="11" office:value-type="string" calcext:value-type="string">
            <text:p>N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HBAS, Dilshad Garden,New Delhi - CPCB</text:p>
          </table:table-cell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IHBAS, Dilshad Garden,New Delhi - CPCB</text:p>
          </table:table-cell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HBAS, Dilshad Garden,New Delhi - CPCB</text:p>
          </table:table-cell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HBAS, Dilshad Garden,New Delhi - CPCB</text:p>
          </table:table-cell>
          <table:table-cell office:value-type="float" office:value="2015" calcext:value-type="float">
            <text:p>2015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HBAS, Dilshad Garden,New Delhi - CPCB</text:p>
          </table:table-cell>
          <table:table-cell office:value-type="float" office:value="2014" calcext:value-type="float">
            <text:p>201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HBAS, Dilshad Garden,New Delhi - CPCB</text:p>
          </table:table-cell>
          <table:table-cell office:value-type="float" office:value="2013" calcext:value-type="float">
            <text:p>2013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HBAS, Dilshad Garden,New Delhi - CPCB</text:p>
          </table:table-cell>
          <table:table-cell office:value-type="float" office:value="2012" calcext:value-type="float">
            <text:p>2012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HBAS, Dilshad Garden,New Delhi - CPCB</text:p>
          </table:table-cell>
          <table:table-cell office:value-type="float" office:value="2011" calcext:value-type="float">
            <text:p>2011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HBAS, Dilshad Garden,New Delhi - CPCB</text:p>
          </table:table-cell>
          <table:table-cell office:value-type="float" office:value="2010" calcext:value-type="float">
            <text:p>201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HBAS, Dilshad Garden,New Delhi - CPCB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IHBAS, Dilshad Garden,New Delhi - CPCB</text:p>
          </table:table-cell>
          <table:table-cell office:value-type="float" office:value="2008" calcext:value-type="float">
            <text:p>2008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ITO, New Delhi - CPCB</text:p>
          </table:table-cell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ITO, New Delhi - CPCB</text:p>
          </table:table-cell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TO, New Delhi - CPCB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string" calcext:value-type="string">
            <text:p>NA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TO, New Delhi - CPCB</text:p>
          </table:table-cell>
          <table:table-cell office:value-type="float" office:value="2015" calcext:value-type="float">
            <text:p>201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ITO, New Delhi - CPCB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ITO, New Delhi - CPCB</text:p>
          </table:table-cell>
          <table:table-cell office:value-type="float" office:value="2013" calcext:value-type="float">
            <text:p>2013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O, New Delhi - CPCB</text:p>
          </table:table-cell>
          <table:table-cell office:value-type="float" office:value="2012" calcext:value-type="float">
            <text:p>2012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TO, New Delhi - CPCB</text:p>
          </table:table-cell>
          <table:table-cell office:value-type="float" office:value="2011" calcext:value-type="float">
            <text:p>2011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ITO, New Delhi - CPCB</text:p>
          </table:table-cell>
          <table:table-cell office:value-type="float" office:value="2010" calcext:value-type="float">
            <text:p>201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TO, New Delhi - CPCB</text:p>
          </table:table-cell>
          <table:table-cell office:value-type="float" office:value="2009" calcext:value-type="float">
            <text:p>200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ITO, New Delhi - CPCB</text:p>
          </table:table-cell>
          <table:table-cell office:value-type="float" office:value="2008" calcext:value-type="float">
            <text:p>2008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TO, New Delhi - CPCB</text:p>
          </table:table-cell>
          <table:table-cell office:value-type="float" office:value="2007" calcext:value-type="float">
            <text:p>2007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TO, New Delhi - CPCB</text:p>
          </table:table-cell>
          <table:table-cell office:value-type="float" office:value="2006" calcext:value-type="float">
            <text:p>2006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Jahangirpuri, Delhi - DPCC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A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Jawaharlal Nehru Stadium, Delhi - DPCC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A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dhi Road, New Delhi - IMD</text:p>
          </table:table-cell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dhi Road, New Delhi - IMD</text:p>
          </table:table-cell>
          <table:table-cell office:value-type="float" office:value="2017" calcext:value-type="float">
            <text:p>2017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odhi Road, New Delhi - IMD</text:p>
          </table:table-cell>
          <table:table-cell office:value-type="float" office:value="2014" calcext:value-type="float">
            <text:p>201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ajor Dhyan Chand National Stadium, Delhi - DPCC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A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andir Marg, New Delhi - DPCC</text:p>
          </table:table-cell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andir Marg, New Delhi - DPCC</text:p>
          </table:table-cell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andir Marg, New Delhi - DPCC</text:p>
          </table:table-cell>
          <table:table-cell office:value-type="float" office:value="2016" calcext:value-type="float">
            <text:p>201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andir Marg, New Delhi - DPCC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andir Marg, New Delhi - DPCC</text:p>
          </table:table-cell>
          <table:table-cell office:value-type="float" office:value="2013" calcext:value-type="float">
            <text:p>201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andir Marg, New Delhi - DPCC</text:p>
          </table:table-cell>
          <table:table-cell office:value-type="float" office:value="2012" calcext:value-type="float">
            <text:p>20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andir Marg, New Delhi - DPCC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undaka, Delhi - DPCC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undaka, Delhi - DPCC</text:p>
          </table:table-cell>
          <table:table-cell office:value-type="float" office:value="2008" calcext:value-type="float">
            <text:p>2008</text:p>
          </table:table-cell>
          <table:table-cell table:number-columns-repeated="1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undaka, Delhi - DPCC</text:p>
          </table:table-cell>
          <table:table-cell office:value-type="float" office:value="2007" calcext:value-type="float">
            <text:p>2007</text:p>
          </table:table-cell>
          <table:table-cell table:number-columns-repeated="1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undaka, Delhi - DPCC</text:p>
          </table:table-cell>
          <table:table-cell office:value-type="float" office:value="2006" calcext:value-type="float">
            <text:p>2006</text:p>
          </table:table-cell>
          <table:table-cell table:number-columns-repeated="1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SIT Dwarka, New Delhi - CPCB</text:p>
          </table:table-cell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SIT Dwarka, New Delhi - CPCB</text:p>
          </table:table-cell>
          <table:table-cell office:value-type="float" office:value="2017" calcext:value-type="float">
            <text:p>2017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SIT Dwarka, New Delhi - CPCB</text:p>
          </table:table-cell>
          <table:table-cell office:value-type="float" office:value="2015" calcext:value-type="float">
            <text:p>2015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SIT Dwarka, New Delhi - CPCB</text:p>
          </table:table-cell>
          <table:table-cell office:value-type="float" office:value="2014" calcext:value-type="float">
            <text:p>201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SIT Dwarka, New Delhi - CPCB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SIT Dwarka, New Delhi - CPCB</text:p>
          </table:table-cell>
          <table:table-cell office:value-type="float" office:value="2012" calcext:value-type="float">
            <text:p>201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SIT Dwarka, New Delhi - CPCB</text:p>
          </table:table-cell>
          <table:table-cell office:value-type="float" office:value="2011" calcext:value-type="float">
            <text:p>2011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SIT Dwarka, New Delhi - CPCB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SIT Dwarka, New Delhi - CPCB</text:p>
          </table:table-cell>
          <table:table-cell office:value-type="float" office:value="2009" calcext:value-type="float">
            <text:p>200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ajafgarh, Delhi - DPCC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A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ehru Nagar, Delhi - DPCC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A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orth Campus, DU, New Delhi - IMD</text:p>
          </table:table-cell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orth Campus, DU, New Delhi - IMD</text:p>
          </table:table-cell>
          <table:table-cell office:value-type="float" office:value="2017" calcext:value-type="float">
            <text:p>2017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orth Campus, DU, New Delhi - IMD</text:p>
          </table:table-cell>
          <table:table-cell office:value-type="float" office:value="2016" calcext:value-type="float">
            <text:p>2016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th Campus, DU, New Delhi - IMD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th Campus, DU, New Delhi - IMD</text:p>
          </table:table-cell>
          <table:table-cell office:value-type="float" office:value="2013" calcext:value-type="float">
            <text:p>2013</text:p>
          </table:table-cell>
          <table:table-cell table:number-columns-repeated="11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th Campus, DU, New Delhi - IM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hla Phase-2, Delhi - DPCC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A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atparganj, Delhi - DPCC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unjabi Bagh, Delhi - DPCC</text:p>
          </table:table-cell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unjabi Bagh, Delhi - DPCC</text:p>
          </table:table-cell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unjabi Bagh, Delhi - DPCC</text:p>
          </table:table-cell>
          <table:table-cell office:value-type="float" office:value="2016" calcext:value-type="float">
            <text:p>201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unjabi Bagh, Delhi - DPCC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unjabi Bagh, Delhi - DPCC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unjabi Bagh, Delhi - DPCC</text:p>
          </table:table-cell>
          <table:table-cell office:value-type="float" office:value="2012" calcext:value-type="float">
            <text:p>20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unjabi Bagh, Delhi - DPCC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usa, Delhi - DPCC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usa, Delhi - DPCC</text:p>
          </table:table-cell>
          <table:table-cell office:value-type="float" office:value="2008" calcext:value-type="float">
            <text:p>2008</text:p>
          </table:table-cell>
          <table:table-cell table:number-columns-repeated="1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usa, Delhi - DPCC</text:p>
          </table:table-cell>
          <table:table-cell office:value-type="float" office:value="2007" calcext:value-type="float">
            <text:p>2007</text:p>
          </table:table-cell>
          <table:table-cell table:number-columns-repeated="1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usa, Delhi - DPCC</text:p>
          </table:table-cell>
          <table:table-cell office:value-type="float" office:value="2006" calcext:value-type="float">
            <text:p>2006</text:p>
          </table:table-cell>
          <table:table-cell table:number-columns-repeated="1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usa, New Delhi - IMD</text:p>
          </table:table-cell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usa, New Delhi - IMD</text:p>
          </table:table-cell>
          <table:table-cell office:value-type="float" office:value="2017" calcext:value-type="float">
            <text:p>2017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usa, New Delhi - IMD</text:p>
          </table:table-cell>
          <table:table-cell office:value-type="float" office:value="2013" calcext:value-type="float">
            <text:p>2013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usa, New Delhi - IMD</text:p>
          </table:table-cell>
          <table:table-cell office:value-type="float" office:value="2010" calcext:value-type="float">
            <text:p>2010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 K Puram, New Delhi - DPCC</text:p>
          </table:table-cell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 K Puram, New Delhi - DPCC</text:p>
          </table:table-cell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 K Puram, New Delhi - DPCC</text:p>
          </table:table-cell>
          <table:table-cell office:value-type="float" office:value="2016" calcext:value-type="float">
            <text:p>201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R K Puram, New Delhi - DPCC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 K Puram, New Delhi - DPCC</text:p>
          </table:table-cell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 K Puram, New Delhi - DPCC</text:p>
          </table:table-cell>
          <table:table-cell office:value-type="float" office:value="2012" calcext:value-type="float">
            <text:p>20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 K Puram, New Delhi - DPCC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hini, Delhi - DPCC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A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hadipur, New Delhi - CPCB</text:p>
          </table:table-cell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hadipur, New Delhi - CPCB</text:p>
          </table:table-cell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hadipur, New Delhi - CPCB</text:p>
          </table:table-cell>
          <table:table-cell office:value-type="float" office:value="2016" calcext:value-type="float">
            <text:p>2016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hadipur, New Delhi - CPCB</text:p>
          </table:table-cell>
          <table:table-cell office:value-type="float" office:value="2015" calcext:value-type="float">
            <text:p>2015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hadipur, New Delhi - CPCB</text:p>
          </table:table-cell>
          <table:table-cell office:value-type="float" office:value="2014" calcext:value-type="float">
            <text:p>201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hadipur, New Delhi - CPCB</text:p>
          </table:table-cell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hadipur, New Delhi - CPCB</text:p>
          </table:table-cell>
          <table:table-cell office:value-type="float" office:value="2012" calcext:value-type="float">
            <text:p>201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hadipur, New Delhi - CPCB</text:p>
          </table:table-cell>
          <table:table-cell office:value-type="float" office:value="2011" calcext:value-type="float">
            <text:p>2011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hadipur, New Delhi - CPCB</text:p>
          </table:table-cell>
          <table:table-cell office:value-type="float" office:value="2010" calcext:value-type="float">
            <text:p>201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hadipur, New Delhi - CPCB</text:p>
          </table:table-cell>
          <table:table-cell office:value-type="float" office:value="2009" calcext:value-type="float">
            <text:p>200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hadipur, New Delhi - CPCB</text:p>
          </table:table-cell>
          <table:table-cell office:value-type="float" office:value="2008" calcext:value-type="float">
            <text:p>2008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irifort, New Delhi - CPCB</text:p>
          </table:table-cell>
          <table:table-cell office:value-type="float" office:value="2018" calcext:value-type="float">
            <text:p>2018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irifort, New Delhi - CPCB</text:p>
          </table:table-cell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irifort, New Delhi - CPCB</text:p>
          </table:table-cell>
          <table:table-cell office:value-type="float" office:value="2016" calcext:value-type="float">
            <text:p>2016</text:p>
          </table:table-cell>
          <table:table-cell table:number-columns-repeated="10" office:value-type="string" calcext:value-type="string">
            <text:p>NA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irifort, New Delhi - CPCB</text:p>
          </table:table-cell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irifort, New Delhi - CPCB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irifort, New Delhi - CPCB</text:p>
          </table:table-cell>
          <table:table-cell office:value-type="float" office:value="2009" calcext:value-type="float">
            <text:p>200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irifort, New Delhi - CPCB</text:p>
          </table:table-cell>
          <table:table-cell office:value-type="float" office:value="2008" calcext:value-type="float">
            <text:p>200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irifort, New Delhi - CPCB</text:p>
          </table:table-cell>
          <table:table-cell office:value-type="float" office:value="2007" calcext:value-type="float">
            <text:p>2007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irifort, New Delhi - CPCB</text:p>
          </table:table-cell>
          <table:table-cell office:value-type="float" office:value="2006" calcext:value-type="float">
            <text:p>200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onia Vihar, Delhi - DPCC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A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ri Aurobindo Marg, Delhi - DPCC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ri Aurobindo Marg, Delhi - DPCC</text:p>
          </table:table-cell>
          <table:table-cell office:value-type="float" office:value="2008" calcext:value-type="float">
            <text:p>2008</text:p>
          </table:table-cell>
          <table:table-cell table:number-columns-repeated="1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ri Aurobindo Marg, Delhi - DPCC</text:p>
          </table:table-cell>
          <table:table-cell office:value-type="float" office:value="2007" calcext:value-type="float">
            <text:p>2007</text:p>
          </table:table-cell>
          <table:table-cell table:number-columns-repeated="1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ri Aurobindo Marg, Delhi - DPCC</text:p>
          </table:table-cell>
          <table:table-cell office:value-type="float" office:value="2006" calcext:value-type="float">
            <text:p>2006</text:p>
          </table:table-cell>
          <table:table-cell table:number-columns-repeated="1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Vivek Vihar, Delhi - DPCC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A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azirpur, Delhi - DPCC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A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9:09:44.374154973</meta:creation-date>
    <dc:date>2018-10-23T19:44:18.826602109</dc:date>
    <meta:editing-duration>PT34M27S</meta:editing-duration>
    <meta:editing-cycles>17</meta:editing-cycles>
    <meta:generator>LibreOffice/5.1.6.2$Linux_X86_64 LibreOffice_project/10m0$Build-2</meta:generator>
    <meta:document-statistic meta:table-count="1" meta:cell-count="2129" meta:object-count="0"/>
  </office:meta>
</office:document-meta>
</file>